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vertical-align="auto"/>
    </style:style>
    <style:style style:name="P2" style:family="paragraph" style:parent-style-name="Standard">
      <style:paragraph-properties fo:margin-left="0in" fo:margin-right="0in" fo:text-align="start" style:justify-single-word="false" fo:orphans="2" fo:widows="2" fo:text-indent="0in" style:auto-text-indent="false" style:vertical-align="auto"/>
      <style:text-properties fo:language="en" fo:country="US"/>
    </style:style>
    <style:style style:name="P3" style:family="paragraph" style:parent-style-name="Standard">
      <style:paragraph-properties fo:margin-left="0in" fo:margin-right="0in" fo:text-align="start" style:justify-single-word="false" fo:orphans="2" fo:widows="2" fo:text-indent="0in" style:auto-text-indent="false" style:vertical-align="auto"/>
      <style:text-properties fo:color="#83caff"/>
    </style:style>
    <style:style style:name="P4" style:family="paragraph" style:parent-style-name="Standard">
      <style:paragraph-properties fo:margin-left="0in" fo:margin-right="0in" fo:text-align="start" style:justify-single-word="false" fo:orphans="2" fo:widows="2" fo:text-indent="0in" style:auto-text-indent="false" style:vertical-align="auto" style:writing-mode="lr-tb"/>
    </style:style>
    <style:style style:name="P5" style:family="paragraph" style:parent-style-name="Standard" style:master-page-name="Standard">
      <style:paragraph-properties fo:margin-left="0in" fo:margin-right="0in" fo:text-align="start" style:justify-single-word="false" fo:orphans="2" fo:widows="2" fo:text-indent="0in" style:auto-text-indent="false" style:page-number="auto" style:vertical-align="auto"/>
    </style:style>
    <style:style style:name="P6" style:family="paragraph" style:parent-style-name="Standard">
      <style:paragraph-properties fo:margin-left="0in" fo:margin-right="0in" fo:text-align="start" style:justify-single-word="false" fo:orphans="2" fo:widows="2" fo:text-indent="0in" style:auto-text-indent="false" fo:break-before="page" style:vertical-align="auto"/>
    </style:style>
    <style:style style:name="P7" style:family="paragraph" style:parent-style-name="Standard">
      <style:paragraph-properties fo:margin-left="0.5in" fo:margin-right="0.5in" fo:text-align="start" style:justify-single-word="false" fo:orphans="2" fo:widows="2" fo:text-indent="0in" style:auto-text-indent="false" style:vertical-align="auto"/>
    </style:style>
    <style:style style:name="P8" style:family="paragraph" style:parent-style-name="Standard">
      <style:paragraph-properties fo:margin-left="0.5in" fo:margin-right="0in" fo:text-align="start" style:justify-single-word="false" fo:orphans="2" fo:widows="2" fo:text-indent="-0.5in" style:auto-text-indent="false" style:vertical-align="auto"/>
    </style:style>
    <style:style style:name="T1" style:family="text">
      <style:text-properties fo:color="#000000" style:font-name="Times New Roman1" fo:font-size="12pt" fo:language="en" fo:country="US" style:font-size-asian="12pt" style:language-asian="en" style:country-asian="US" style:font-name-complex="Times New Roman3" style:font-size-complex="12pt" style:language-complex="ar" style:country-complex="SA"/>
    </style:style>
    <style:style style:name="T2" style:family="text">
      <style:text-properties fo:color="#000000" style:font-name="Times New Roman1" fo:font-size="12pt" fo:language="en" fo:country="US" fo:font-weight="bold" style:font-size-asian="12pt" style:language-asian="en" style:country-asian="US" style:font-weight-asian="bold" style:font-name-complex="Times New Roman3" style:font-size-complex="12pt" style:language-complex="ar" style:country-complex="SA" style:font-weight-complex="bold"/>
    </style:style>
    <style:style style:name="T3" style:family="text">
      <style:text-properties fo:color="#000000" style:font-name="Times New Roman1" fo:font-size="12pt" fo:language="en" fo:country="US" style:text-underline-style="solid" style:text-underline-width="auto" style:text-underline-color="font-color" style:font-size-asian="12pt" style:language-asian="en" style:country-asian="US" style:font-name-complex="Times New Roman3" style:font-size-complex="12pt" style:language-complex="ar" style:country-complex="SA"/>
    </style:style>
    <style:style style:name="T4" style:family="text">
      <style:text-properties fo:color="#000000" style:font-name="Times New Roman1" fo:font-size="12pt" fo:language="en" fo:country="US" fo:font-style="italic" style:font-size-asian="12pt" style:language-asian="en" style:country-asian="US" style:font-style-asian="italic" style:font-name-complex="Times New Roman3" style:font-size-complex="12pt" style:language-complex="ar" style:country-complex="SA"/>
    </style:style>
    <style:style style:name="T5" style:family="text">
      <style:text-properties fo:color="#000000" style:font-name="Times New Roman1" fo:font-size="12pt" fo:language="en" fo:country="US" fo:font-style="italic" style:font-size-asian="12pt" style:language-asian="en" style:country-asian="US" style:font-style-asian="italic" style:font-name-complex="Times New Roman3" style:font-size-complex="12pt" style:language-complex="ar" style:country-complex="SA" style:font-style-complex="italic"/>
    </style:style>
    <style:style style:name="T6" style:family="text">
      <style:text-properties style:font-name="Times New Roman1" fo:font-size="12pt" fo:language="en" fo:country="US" style:font-size-asian="12pt" style:language-asian="en" style:country-asian="US" style:font-name-complex="Times New Roman3" style:font-size-complex="12pt" style:language-complex="ar" style:country-complex="SA"/>
    </style:style>
    <style:style style:name="T7" style:family="text">
      <style:text-properties fo:language="en" fo:country="US"/>
    </style:style>
    <style:style style:name="T8" style:family="text">
      <style:text-properties fo:color="#0000ff" style:font-name="Times New Roman1" fo:font-size="12pt" fo:language="en" fo:country="US" style:text-underline-style="solid" style:text-underline-width="auto" style:text-underline-color="font-color" style:font-size-asian="12pt" style:language-asian="en" style:country-asian="US" style:font-name-complex="Times New Roman3" style:font-size-complex="12pt" style:language-complex="ar" style:country-complex="SA"/>
    </style:style>
    <style:style style:name="T9" style:family="text">
      <style:text-properties fo:color="#83caff" style:font-name="Times New Roman1" fo:font-size="12pt" fo:language="en" fo:country="US" style:font-size-asian="12pt" style:language-asian="en" style:country-asian="US" style:font-name-complex="Times New Roman3" style:font-size-complex="12pt" style:language-complex="ar" style:country-complex="SA"/>
    </style:style>
    <style:style style:name="T10" style:family="text">
      <style:text-properties fo:color="#83caff" style:font-name="Times New Roman1" fo:font-size="12pt" fo:language="en" fo:country="US" fo:font-style="italic" style:font-size-asian="12pt" style:language-asian="en" style:country-asian="US" style:font-style-asian="italic" style:font-name-complex="Times New Roman3" style:font-size-complex="12pt" style:language-complex="ar" style:country-complex="S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Study Guide for Exam 1</text:span></text:p>
      <text:p text:style-name="P2"/>
      <text:p text:style-name="P2"/>
      <text:p text:style-name="P1"><text:span text:style-name="T3">Content of the Exam</text:span></text:p>
      <text:p text:style-name="P2"/>
      <text:p text:style-name="P1"><text:span text:style-name="T1">This is a list of all the ‘concepts’ (for lack of a better word) that I want you to know about on the exam. <text:s/>I grouped them into categories, so you know which of the concepts are related and which are not. <text:s/>Look below in the other section for WHAT exactly I want you to know about them. <text:s/></text:span></text:p>
      <text:p text:style-name="P2"/>
      <text:p text:style-name="P2"/>
      <text:p text:style-name="P1"><text:span text:style-name="T1"/></text:p>
      <text:p text:style-name="P6"><text:span text:style-name="T1">Argument</text:span><text:span text:style-name="T9"> – has premises and a conclusion</text:span></text:p>
      <text:p text:style-name="P1"><text:span text:style-name="T9"><text:tab/>(1) if A then B</text:span></text:p>
      <text:p text:style-name="P1"><text:span text:style-name="T9"><text:tab/>(2) if B then C</text:span></text:p>
      <text:p text:style-name="P1"><text:span text:style-name="T9"><text:tab/>---</text:span></text:p>
      <text:p text:style-name="P1"><text:span text:style-name="T9"><text:tab/>(C) if A then C</text:span></text:p>
      <text:p text:style-name="P1"><text:span text:style-name="T1">Premise</text:span><text:span text:style-name="T9"> – either (1) or (2) above</text:span></text:p>
      <text:p text:style-name="P1"><text:span text:style-name="T1">Conclusion</text:span><text:span text:style-name="T9"> - (C) above</text:span></text:p>
      <text:p text:style-name="P1"><text:span text:style-name="T1">Valid Argument</text:span><text:span text:style-name="T9"> – (deductive) if true premises, it is </text:span><text:span text:style-name="T10">impossible</text:span><text:span text:style-name="T9"> for conclusion to be false</text:span></text:p>
      <text:p text:style-name="P1"><text:span text:style-name="T1">Strong Argument</text:span><text:span text:style-name="T9"> – (inductive) if true premises, then it is </text:span><text:span text:style-name="T10">improbable</text:span><text:span text:style-name="T9"> for conclusion to be false</text:span></text:p>
      <text:p text:style-name="P1"><text:span text:style-name="T1">Sound Argument</text:span><text:span text:style-name="T9"> – (deductive) valid and all premises are true </text:span></text:p>
      <text:p text:style-name="P1"><text:span text:style-name="T1">Cogent Argument</text:span><text:span text:style-name="T9"> – (inductive) strong and all premises are true</text:span></text:p>
      <text:p text:style-name="P2"/>
      <text:p text:style-name="P1"><text:span text:style-name="T1">Kant’s Moral Theory</text:span></text:p>
      <text:p text:style-name="P1"><text:span text:style-name="T1"><text:tab/>Categorical Imperative/Principle of Universalizability (they’re the same thing)</text:span></text:p>
      <text:p text:style-name="P1"><text:span text:style-name="T1"><text:tab/><text:tab/></text:span><text:span text:style-name="T9">act is moral iff everyone can maxim without consequence</text:span></text:p>
      <text:p text:style-name="P1"><text:span text:style-name="T9"><text:tab/><text:tab/>&gt;&gt; maxim: (a) what you do, and (b) why you do it. “I will (1) in order to (2)</text:span></text:p>
      <text:p text:style-name="P1"><text:span text:style-name="T9"><text:tab/><text:tab/>&gt;&gt; if you can still (1) if everyone adopts maxim, then MORAL YAY</text:span></text:p>
      <text:p text:style-name="P1"><text:span text:style-name="T1"><text:tab/>Principle of Humanity</text:span></text:p>
      <text:p text:style-name="P1"><text:span text:style-name="T1"><text:tab/><text:tab/></text:span><text:span text:style-name="T9">treat rational/autonomous beings as an end (respectfully)</text:span></text:p>
      <text:p text:style-name="P1"><text:span text:style-name="T9"><text:tab/><text:tab/>not as a means (tool for your own goals)</text:span></text:p>
      <text:p text:style-name="P1"><text:span text:style-name="T1"><text:tab/><text:tab/>Criticism for either principle</text:span></text:p>
      <text:p text:style-name="P1"><text:span text:style-name="T1"><text:tab/><text:tab/><text:tab/>Duties towards non-autonomous/rational things</text:span></text:p>
      <text:p text:style-name="P1"><text:span text:style-name="T9"><text:tab/><text:tab/><text:tab/><text:tab/>&gt;&gt; can I hurt dogs?? they're not autonomous</text:span></text:p>
      <text:p text:style-name="P1"><text:span text:style-name="T1"><text:tab/><text:tab/><text:tab/>Moral Luck</text:span></text:p>
      <text:p text:style-name="P1"><text:span text:style-name="T1"><text:tab/><text:tab/><text:tab/><text:tab/></text:span><text:span text:style-name="T9">&gt;&gt; sometimes things are only moral because lucky</text:span></text:p>
      <text:p text:style-name="P1"><text:span text:style-name="T9"><text:tab/><text:tab/><text:tab/><text:tab/>&gt;&gt; help guy cross street, he gets hit. moral or immoral?</text:span></text:p>
      <text:p text:style-name="P1"><text:span text:style-name="T1"><text:tab/><text:tab/><text:tab/>Universalizable maxims that still seem wrong</text:span></text:p>
      <text:p text:style-name="P1"><text:span text:style-name="T1"><text:tab/><text:tab/><text:tab/><text:tab/></text:span><text:span text:style-name="T9">&gt;&gt; thief robs bank to cripple their business</text:span></text:p>
      <text:p text:style-name="P1"><text:span text:style-name="T1">Utilitarian Moral Theory</text:span></text:p>
      <text:p text:style-name="P1"><text:span text:style-name="T1"><text:tab/>The three beliefs to which utilitarians are committed</text:span></text:p>
      <text:p text:style-name="P1"><text:span text:style-name="T1"><text:tab/><text:tab/></text:span><text:span text:style-name="T9">&gt;&gt; right/wrong based on consequences only (kant = intentions)</text:span></text:p>
      <text:p text:style-name="P3"><text:span text:style-name="T6"><text:tab/><text:tab/>&gt;&gt; only thing that matters is (un)happiness generated</text:span></text:p>
      <text:p text:style-name="P3"><text:span text:style-name="T6"><text:tab/><text:tab/>&gt;&gt; each person's happiness counts the same</text:span></text:p>
      <text:p text:style-name="P1"><text:span text:style-name="T1"><text:tab/><text:tab/>Criticism for these three beliefs</text:span></text:p>
      <text:p text:style-name="P1"><text:span text:style-name="T1"><text:tab/><text:tab/><text:tab/>Problem of Justice</text:span><text:span text:style-name="T9"> – bear false witness and stop a riot</text:span></text:p>
      <text:p text:style-name="P1"><text:span text:style-name="T1"><text:tab/><text:tab/><text:tab/>Problem of Rights</text:span><text:span text:style-name="T9"> – lady's nudes get passed around</text:span></text:p>
      <text:p text:style-name="P1"><text:span text:style-name="T1"><text:tab/><text:tab/><text:tab/>Experience Machine/Autonomy</text:span></text:p>
      <text:p text:style-name="P1"><text:span text:style-name="T1"><text:tab/><text:tab/><text:tab/><text:tab/></text:span><text:span text:style-name="T9">&gt;&gt; experience machine: isn't real life better though?</text:span></text:p>
      <text:p text:style-name="P1"><text:span text:style-name="T9"><text:tab/><text:tab/><text:tab/><text:tab/>&gt;&gt; autonomy: is freedom only valuable as a means to happiness?</text:span></text:p>
      <text:p text:style-name="P1"><text:span text:style-name="T1"><text:tab/><text:tab/> <text:tab/>Too demanding criticism</text:span></text:p>
      <text:p text:style-name="P1"><text:span text:style-name="T1"><text:tab/><text:tab/><text:tab/><text:tab/></text:span><text:span text:style-name="T9">&gt;&gt; immoral to buy nice stuff when you could be saving kids</text:span></text:p>
      <text:p text:style-name="P2"/>
      <text:p text:style-name="P1"><text:span text:style-name="T1"/></text:p>
      <text:p text:style-name="P6"><text:span text:style-name="T1">I’m not going to test over the stuff about the rational authority of morality. I might throw a quick bonus question on the exam concerning that stuff, but I don’t want to hold you responsible for knowing anything too particular about that stuff. I tried to formulate questions for it, but they all seemed to be too high-level </text:span></text:p>
      <text:p text:style-name="P2"/>
      <text:p text:style-name="P2"/>
      <text:p text:style-name="P1"><text:span text:style-name="T3">Format of the Exam</text:span></text:p>
      <text:p text:style-name="P2"/>
      <text:p text:style-name="P1"><text:span text:style-name="T1">Here’s where I tell you what the ‘shape’ (for lack of a better word) of the exam looks like. <text:s/>It will help you see how I’m going to ask you about the foregoing concepts, which should also help to inform the way you study them. <text:s/>If, e.g., I tell you I’ll just ask you to recognize what an argument is, there is no great value in memorizing the technical definition—you need to look over examples of real arguments so you know how to recognize them and their parts. <text:s/></text:span></text:p>
      <text:p text:style-name="P2"/>
      <text:p text:style-name="P1"><text:span text:style-name="T1">There will be two main sections to the exam:</text:span></text:p>
      <text:p text:style-name="P2"/>
      <text:p text:style-name="P1"><text:span text:style-name="T2">Section 1</text:span><text:span text:style-name="T1">: Logic stuff</text:span></text:p>
      <text:p text:style-name="P2"/>
      <text:p text:style-name="P1"><text:span text:style-name="T1">Here I’m going to ask you two types of questions. <text:s/>The first type is a multiple choice question that will see what you know about arguments. <text:s/>In particular I will give you sample arguments and you will have to tell me what the conclusion is, or what the premises are, or maybe even if the reasoning is good (if it is valid or strong). <text:s/>The given arguments will look like any of the following:</text:span></text:p>
      <text:p text:style-name="P2"/>
      <text:p text:style-name="P1"><text:span text:style-name="T1">(ones where you get argument forms)</text:span></text:p>
      <text:p text:style-name="P2"/>
      <text:p text:style-name="P1"><text:span text:style-name="T1">All As are Bs</text:span></text:p>
      <text:p text:style-name="P1"><text:span text:style-name="T3">All As are Cs</text:span></text:p>
      <text:p text:style-name="P1"><text:span text:style-name="T1">All Bs are Cs</text:span></text:p>
      <text:p text:style-name="P2"/>
      <text:p text:style-name="P1"><text:span text:style-name="T1">(ones where I lay out the argument like in class, premise, premise, conclusion)</text:span></text:p>
      <text:p text:style-name="P2"/>
      <text:p text:style-name="P1"><text:span text:style-name="T1">P1. If you like taking exams, you are insane</text:span></text:p>
      <text:p text:style-name="P1"><text:span text:style-name="T3">P2. You are not insane</text:span></text:p>
      <text:p text:style-name="P1"><text:span text:style-name="T1">C1. So you don’t like taking exams</text:span></text:p>
      <text:p text:style-name="P2"/>
      <text:p text:style-name="P1"><text:span text:style-name="T1">(ones where you get a passage—these are ones where I’ll </text:span><text:span text:style-name="T5">only</text:span><text:span text:style-name="T1"> ask you about premises and conclusions, never about validity and strength.)</text:span></text:p>
      <text:p text:style-name="P2"/>
      <text:p text:style-name="P7"><text:span text:style-name="T1">People who do the speed limit in the passing (left) lane on the interstate should be pulled over, arrested, and sent to jail for a year. <text:s/>They make it impossible to pass safely and block up traffic, both of which increase tension and anger on the road. <text:s/>And everyone knows that when people are more tense and angry, they drive worse—which means those left-lane jerks are endangering lives. <text:s/>And surely endangering lives is a sufficient reason to pull these people over, lock them up, and get them off the road. <text:s/></text:span></text:p>
      <text:p text:style-name="P1"><text:soft-page-break/></text:p>
      <text:p text:style-name="P1"><text:span text:style-name="T1">The second type of question (for Section 1) will be true-false questions. <text:s/>Here I’ll ask you about definitional stuff about arguments. <text:s/>That is, I’ll ask you to know some things about what premises are in arguments, what the conclusions are, what valid arguments have to do with sound arguments, etc. <text:s/>So some sample problems (which I hope I don’t forget about and reproduce on the exam!):</text:span></text:p>
      <text:p text:style-name="P1"/>
      <text:p text:style-name="P1"><text:span text:style-name="T1">If an argument is valid, then it has to be sound <text:tab/><text:tab/>(T/F?)</text:span></text:p>
      <text:p text:style-name="P8"><text:span text:style-name="T1">A valid argument is one where it is impossible for the conclusion to be false if the premises are all true<text:tab/><text:tab/><text:tab/><text:tab/><text:tab/>(T/F?)</text:span></text:p>
      <text:p text:style-name="P8"><text:span text:style-name="T1">A cogent argument is one that is strong, but doesn’t have to have in fact true premises</text:span></text:p>
      <text:p text:style-name="P8"><text:span text:style-name="T1"><text:tab/><text:tab/><text:tab/><text:tab/><text:tab/><text:tab/><text:tab/><text:tab/>(T/F?)</text:span></text:p>
      <text:p text:style-name="P8"/>
      <text:p text:style-name="P1"><text:span text:style-name="T1">So be sure to know the technical stuff about what the terms mean. <text:s/>These questions will be some of the toughest on the exam. <text:s/>Don’t think they will all be completely spoon-fed to you. <text:s/>Sometimes you’ll have to sit back a second and think about what I’m asking, compare it with what you know about the concepts, then come up with a T or an F. <text:s/></text:span></text:p>
      <text:p text:style-name="P1"/>
      <text:p text:style-name="P1"><text:span text:style-name="T2">Section 2</text:span><text:span text:style-name="T1">: The Moral Theory Stuff</text:span></text:p>
      <text:p text:style-name="P1"/>
      <text:p text:style-name="P1"><text:span text:style-name="T1">So here I’m going to give you essay prompts and you’ll have to do a little writing. Let me give you an example of the kind of question I’d ask, then I’ll even answer it for you so you have a sense of what things will look like:</text:span></text:p>
      <text:p text:style-name="P1"/>
      <text:p text:style-name="P7"><text:span text:style-name="T1">11. What is the principle of universalizability and how does Kant use it to show that some actions are wrong and some actions are permissible? Give examples to illustrate what he’s talking about. </text:span></text:p>
      <text:p text:style-name="P7"/>
      <text:p text:style-name="P7"><text:span text:style-name="T4">Kant’s principle of universalizability looks like this: an action is morally permissible if and only if its maxim is universalizable. In order to understand this principle, you need to know what a ‘maxim’ is and you need to know how it could be ‘universalizable’. Maxims are like what you intentions are. You specify a maxim by saying (a) what your intended action is and (b) why you intend to do it. So consider a case where my action is to break a promise. Why would I do this? Let’s imagine it’s because I need money, so that I promise to repay someone who loans me a few dollars but I have no intention of giving back the money. My maxim is thus: I’ll break a promise in order to get money that I cannot otherwise obtain. What, then, does it mean for the universalizability constraint to be met? The idea is that we make it so that every other person acts on my maxim. That is, we make it so that everyone behaves just as I do, and for the same reasons. Now, if everyone, collectively, can act on this maxim without there being any contradiction or problem for people to act on that maxim, then the action is permissible. That’s what it means for the maxim to be universalizable. If, on the other hand, we cannot all simultaneously act on this maxim, then we know it’s not an action that is permissible. The core thought, then, is that wrong actions are those where someone is trying to make an exception of him or herself, applying </text:span><text:soft-page-break/><text:span text:style-name="T4">rules to other people that he or she does not personally accept. Let’s look at the maxim above to get a sense of how it works in practice. Imagine everyone made false promises when they needed money they couldn’t otherwise get. Then everyone would know that such promises were empty and no one would lend you the money. So we would be imagining a world where I wanted to get the money but I could not get it—because everyone in this world would see through my empty promise. Hence I cannot universalize my maxim to everyone else. I’m expecting them to follow the rules of keeping promises while I make an exception of myself. This will work if everyone else follows a different maxim; if they all follow mine it will not. Therein lies the impermissibility of the action. That’s what Kant’s principle of universaliability is, and how it can be used to determine the (im)permissibility of an action. </text:span></text:p>
      <text:p text:style-name="P1"/>
      <text:p text:style-name="P1"><text:span text:style-name="T1">I’ll be asking you a number of such questions and I’ll give you choices about which ones you’d like to answer. That means there will be some questions you can just skip. I don’t know how many questions I will ask, so it’s an open question how many of the above items you can safely ignore while studying. If there is only one item on the list that you are kind of ‘eh’ about, it’s probably safe just to let it go. If there are many things, you might need to send me an email asking for a little clarification. These questions will concern the overall headings and all of the subheadings beneath them. I might ask you specific questions about criticism for, say, the principle of humanity, or the utilitarian’s insistence that the only consequences that matter are those concerning people’s happiness. I expect you to be able to say what these criticisms are and how they attack the different parts of either theory. </text:span></text:p>
      <text:p text:style-name="P1"/>
      <text:p text:style-name="P1"><text:span text:style-name="T1">There might also be questions on the exam where I ask you for your opinion. I might ask, for instance:</text:span></text:p>
      <text:p text:style-name="P7"/>
      <text:p text:style-name="P7"><text:span text:style-name="T4">Is the problem of justice really a problem for the utilitarian ethical theory? Explain and defend your answer.</text:span></text:p>
      <text:p text:style-name="P7"/>
      <text:p text:style-name="P7"><text:span text:style-name="T4">Is the problem of moral luck really a worry for Kant’s principle of humanity? Are there really cases of moral luck? If there are, can Kant find a way to accommodate them? Defend your response.</text:span></text:p>
      <text:p text:style-name="P7"/>
      <text:p text:style-name="P7"><text:span text:style-name="T4">Is the utilitarian ethical theory simply too demanding? Or do you think that we do have the kinds of obligations to non-family members and non-friends that the utilitarian would claim to exist? Explain and defend your answer. </text:span></text:p>
      <text:p text:style-name="P1"/>
      <text:p text:style-name="P1"><text:span text:style-name="T1">I’m not at all looking for any particular answer to these types of questions. They exist for you to have to do a little philosophy and stake out a position and defend it. As I’ve told you many times, I’m not sure what the right answers are here. I’m much more interested in the defense you give rather than the answer you come up with. You’ll need to know what the criticisms are (and I can test you about whether you understand that part), but from there you can’t say much that I’ll say is wrong. So don’t feel any pressure to have thought a whole lot about the answers to these questions. Make sure you know what they’re asking and how an answer would go. That’s plenty. </text:span></text:p>
      <text:p text:style-name="P1"/>
      <text:p text:style-name="P1"><text:soft-page-break/><text:span text:style-name="T1">Finally, please try to organize these essays coherently. <text:s/>Don’t just make them a single, massive paragraph, for instance (ignore my lack of multiple paragraphs above; it’s just an example haha). <text:s/>You’ve got obvious breaks from the time you’re explaining what the argument is to what the criticism/defense of that argument is. <text:s/>I try assiduously to avoid lowering grades solely on the basis of style, but the better the arrangement of the essay, the easier it is to read. <text:s/>The easier to read, the easier for me to extract the information from your essay that makes it clear if you know what you’re talking about. <text:s/>So try to organize these things in multiple paragraphs of clear, easy to understand English and make it as easy as possible on me! </text:span></text:p>
      <text:p text:style-name="P1"/>
      <text:p text:style-name="P1"><text:span text:style-name="T1">I hope that helps give you some preparation. <text:s/>If not, address any questions you have to: <text:s/></text:span><text:a xlink:type="simple" xlink:href="mailto:dbarrett@email.uark.edu"><text:span text:style-name="T8">dbarrett@email.uark.edu</text:span></text:a><text:span text:style-name="T1"> <text:s/>OR <text:s/></text:span><text:a xlink:type="simple" xlink:href="mailto:dbarrett@uark.edu"><text:span text:style-name="T8">dbarrett@uark.edu</text:span></text:a><text:span text:style-name="T1">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dy Guide for Exam 1</dc:title>
    <meta:initial-creator>Tara Moses</meta:initial-creator>
    <meta:creation-date>2015-10-04T20:56:22</meta:creation-date>
    <dc:date>2015-10-04T22:36:53</dc:date>
    <meta:editing-cycles>5</meta:editing-cycles>
    <meta:editing-duration>PT29M18S</meta:editing-duration>
    <dc:creator>Tara Moses</dc:creator>
    <meta:generator>LibreOffice/3.5$Linux_x86 LibreOffice_project/350m1$Build-2</meta:generator>
    <meta:document-statistic meta:table-count="0" meta:image-count="0" meta:object-count="0" meta:page-count="6" meta:paragraph-count="77" meta:word-count="2017" meta:character-count="11251" meta:non-whitespace-character-count="9178"/>
    <meta:user-defined meta:name="Company">Arkansas State University</meta:user-defined>
    <meta:user-defined meta:name="Operator">david barrett</meta:user-defined>
  </office:meta>
</office:document-meta>
</file>